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rUtils.buildContextHierarchyMap( Class &lt; ? &gt; test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textLoaderUtils.resolveContextHierarchyAttributes( Class &lt; ? &gt; testCla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ontextLoaderUtils.convertContextConfigToConfigAttributesAndAddToList( ContextConfiguration contextConfiguration , Class &lt; ? &gt; declaringClass , List &lt; ContextConfigurationAttributes &gt; attributes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LoaderUtils.resolveContextConfigurationAttributes( Class &lt; ? &gt; test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textLoaderUtils.hasResources( ContextConfiguration context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